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ff0000"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4a4a4a" style:text-line-through-type="none" style:text-line-through-style="none" style:text-line-through-width="auto" style:text-line-through-color="font-color" style:text-position="0% 100%" fo:font-family="Artifakt Elemen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6">
      <style:drawing-page-properties draw:fill="gradient" draw:fill-gradient-name="a19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7">
      <style:drawing-page-properties draw:fill="gradient" draw:fill-gradient-name="a18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9">
      <style:drawing-page-properties draw:fill="gradient" draw:fill-gradient-name="a18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9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0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6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1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office:automatic-styles>
  <office:body>
    <office:presentation>
      <draw:page draw:name="Slide2" draw:style-name="a1817" draw:master-page-name="Master1-Layout2-obj-Titre-et-contenu" presentation:presentation-page-layout-name="Master1-PPL2" draw:id="Slide-257">
        <draw:frame draw:id="id570" presentation:style-name="a1821" draw:name="Titre 1" svg:x="1.7937in" svg:y="0.45065in" svg:width="9.74594in" svg:height="1.4008in" presentation:class="title" presentation:placeholder="false">
          <draw:text-box>
            <text:p text:style-name="a1820" text:class-names="" text:cond-style-name=""><text:span text:style-name="a1818" text:class-names="">Le versioning</text:span><text:span text:style-name="a1819" text:class-names=""/></text:p>
          </draw:text-box>
          <svg:title/>
          <svg:desc/>
        </draw:frame>
        <draw:frame draw:id="id571" presentation:style-name="a1855" draw:name="Espace réservé du contenu 2" svg:x="2.02in" svg:y="2.55073in" svg:width="9.75in" svg:height="4.13126in" presentation:class="outline" presentation:placeholder="false">
          <draw:text-box>
            <text:list text:style-name="a1824">
              <text:list-item>
                <text:p text:style-name="a1823" text:class-names="" text:cond-style-name=""><text:span text:style-name="a1822" text:class-names="">Le versioning, ou gestion de versions, est le processus permettant de sauvegarder les différents états de vos fichiers, afin par exemple de revenir à une version donnée à tout moment ou bien encore aux développeurs de travailler en parallèle sur le même projet.</text:span></text:p>
              </text:list-item>
            </text:list>
            <text:list text:style-name="a1827">
              <text:list-item>
                <text:p text:style-name="a1826" text:class-names="" text:cond-style-name=""><text:span text:style-name="a1825" text:class-names="">Les 5 meilleurs outils Versioning:</text:span></text:p>
              </text:list-item>
            </text:list>
            <text:list text:style-name="a1830">
              <text:list-item>
                <text:p text:style-name="a1829" text:class-names="" text:cond-style-name=""><text:span text:style-name="a1828" text:class-names="">GitLab</text:span></text:p>
              </text:list-item>
            </text:list>
            <text:list text:style-name="a1833">
              <text:list-item>
                <text:p text:style-name="a1832" text:class-names="" text:cond-style-name=""><text:span text:style-name="a1831" text:class-names="">Une plateforme de développement logiciel open source</text:span></text:p>
              </text:list-item>
            </text:list>
            <text:list text:style-name="a1836">
              <text:list-item>
                <text:p text:style-name="a1835" text:class-names="" text:cond-style-name=""><text:span text:style-name="a1834" text:class-names="">GitHub</text:span></text:p>
              </text:list-item>
            </text:list>
            <text:list text:style-name="a1839">
              <text:list-item>
                <text:p text:style-name="a1838" text:class-names="" text:cond-style-name=""><text:span text:style-name="a1837" text:class-names="">Une plateforme qui permet de stocker et gérer du code pour vos projets de développement</text:span></text:p>
              </text:list-item>
            </text:list>
            <text:list text:style-name="a1842">
              <text:list-item>
                <text:p text:style-name="a1841" text:class-names="" text:cond-style-name=""><text:span text:style-name="a1840" text:class-names="">Bitbucket</text:span></text:p>
              </text:list-item>
            </text:list>
            <text:list text:style-name="a1845">
              <text:list-item>
                <text:p text:style-name="a1844" text:class-names="" text:cond-style-name=""><text:span text:style-name="a1843" text:class-names="">Un outil de gestion de versions pour les équipes de développeurs</text:span></text:p>
              </text:list-item>
            </text:list>
            <text:list text:style-name="a1848">
              <text:list-item>
                <text:p text:style-name="a1847" text:class-names="" text:cond-style-name=""><text:span text:style-name="a1846" text:class-names=""/></text:p>
              </text:list-item>
            </text:list>
            <text:list text:style-name="a1851">
              <text:list-item>
                <text:p text:style-name="a1850" text:class-names="" text:cond-style-name=""><text:span text:style-name="a1849" text:class-names=""/></text:p>
              </text:list-item>
            </text:list>
            <text:list text:style-name="a1854">
              <text:list-item>
                <text:p text:style-name="a1853" text:class-names="" text:cond-style-name=""><text:span text:style-name="a1852" text:class-names=""/></text:p>
              </text:list-item>
            </text:list>
          </draw:text-box>
          <svg:title/>
          <svg:desc/>
        </draw:frame>
      </draw:page>
      <draw:page draw:name="Slide3" draw:style-name="a1857" draw:master-page-name="Master1-Layout2-obj-Titre-et-contenu" presentation:presentation-page-layout-name="Master1-PPL2" draw:id="Slide-258">
        <draw:frame draw:id="id572" presentation:style-name="a1876" draw:name="Espace réservé du contenu 2" svg:x="2.19392in" svg:y="1.85507in" svg:width="9.75in" svg:height="4.13126in" presentation:class="outline" presentation:placeholder="false">
          <draw:text-box>
            <text:list text:style-name="a1860">
              <text:list-item>
                <text:p text:style-name="a1859" text:class-names="" text:cond-style-name=""><text:span text:style-name="a1858" text:class-names="">AWS CodeCommit</text:span></text:p>
              </text:list-item>
            </text:list>
            <text:list text:style-name="a1863">
              <text:list-item>
                <text:p text:style-name="a1862" text:class-names="" text:cond-style-name=""><text:span text:style-name="a1861" text:class-names="">Le service d'Amazon pour héberger des référentiels Git privés et collaborer autour du code</text:span></text:p>
              </text:list-item>
            </text:list>
            <text:list text:style-name="a1866">
              <text:list-item>
                <text:p text:style-name="a1865" text:class-names="" text:cond-style-name=""><text:span text:style-name="a1864" text:class-names="">Google Cloud Source Repositories</text:span></text:p>
              </text:list-item>
            </text:list>
            <text:list text:style-name="a1869">
              <text:list-item>
                <text:p text:style-name="a1868" text:class-names="" text:cond-style-name=""><text:span text:style-name="a1867" text:class-names="">Un service collaboratif pour créer, développer et gérer du code</text:span></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text:p>
              </text:list-item>
            </text:list>
          </draw:text-box>
          <svg:title/>
          <svg:desc/>
        </draw:frame>
      </draw:page>
      <draw:page draw:name="Slide4" draw:style-name="a1878" draw:master-page-name="Master1-Layout2-obj-Titre-et-contenu" presentation:presentation-page-layout-name="Master1-PPL2" draw:id="Slide-259">
        <draw:frame draw:id="id573" presentation:style-name="a1882" draw:name="Titre 1" svg:x="2.83566in" svg:y="0.68253in" svg:width="9.74594in" svg:height="1.4008in" presentation:class="title" presentation:placeholder="false">
          <draw:text-box>
            <text:p text:style-name="a1881" text:class-names="" text:cond-style-name=""><text:span text:style-name="a1879" text:class-names="">Git</text:span><text:span text:style-name="a1880" text:class-names=""/></text:p>
          </draw:text-box>
          <svg:title/>
          <svg:desc/>
        </draw:frame>
        <draw:frame draw:id="id574" presentation:style-name="a1887" draw:name="Espace réservé du contenu 2" svg:x="2.8316in" svg:y="2.33333in" svg:width="9.75in" svg:height="4.13126in" presentation:class="outline" presentation:placeholder="false">
          <draw:text-box>
            <text:list text:style-name="a1886">
              <text:list-item>
                <text:p text:style-name="a1885" text:class-names="" text:cond-style-name=""><text:span text:style-name="a1883" text:class-names="">Est un système de contrôle de version open source, et un outil qui permet de suivre l'évolution d’un fichier</text:span><text:span text:style-name="a1884" text:class-names=""/></text:p>
              </text:list-item>
            </text:list>
          </draw:text-box>
          <svg:title/>
          <svg:desc/>
        </draw:frame>
      </draw:page>
      <draw:page draw:name="Slide5" draw:style-name="a1889" draw:master-page-name="Master1-Layout2-obj-Titre-et-contenu" presentation:presentation-page-layout-name="Master1-PPL2" draw:id="Slide-260">
        <draw:frame draw:id="id575" presentation:style-name="a1893" draw:name="Titre 1" svg:x="2.83566in" svg:y="0.68253in" svg:width="9.74594in" svg:height="1.4008in" presentation:class="title" presentation:placeholder="false">
          <draw:text-box>
            <text:p text:style-name="a1892" text:class-names="" text:cond-style-name=""><text:span text:style-name="a1890" text:class-names="">Github</text:span><text:span text:style-name="a1891" text:class-names=""/></text:p>
          </draw:text-box>
          <svg:title/>
          <svg:desc/>
        </draw:frame>
        <draw:frame draw:id="id576" presentation:style-name="a1904" draw:name="Espace réservé du contenu 2" svg:x="2.8316in" svg:y="2.33333in" svg:width="9.75in" svg:height="4.13126in" presentation:class="outline" presentation:placeholder="false">
          <draw:text-box>
            <text:list text:style-name="a1896">
              <text:list-item>
                <text:p text:style-name="a1895" text:class-names="" text:cond-style-name=""><text:span text:style-name="a1894" text:class-names="">GitHub est un service web d'hébergement et de gestion de développement de logiciels,</text:span></text:p>
              </text:list-item>
            </text:list>
            <text:list text:style-name="a1899">
              <text:list-item>
                <text:p text:style-name="a1898" text:class-names="" text:cond-style-name=""><text:span text:style-name="a1897" text:class-names=""><text:s text:c="1"/>utilisant le logiciel de gestion de versions Git. GitHub propose des comptes professionnels payants,<text:s text:c="1"/></text:span></text:p>
              </text:list-item>
            </text:list>
            <text:list text:style-name="a1903">
              <text:list-item>
                <text:p text:style-name="a1902" text:class-names="" text:cond-style-name=""><text:span text:style-name="a1900" text:class-names="">ainsi que des comptes gratuits pour les projets de logiciels libres</text:span><text:span text:style-name="a1901" text:class-names=""/></text:p>
              </text:list-item>
            </text:list>
          </draw:text-box>
          <svg:title/>
          <svg:desc/>
        </draw:frame>
      </draw:page>
      <draw:page draw:name="Slide6" draw:style-name="a1906" draw:master-page-name="Master1-Layout2-obj-Titre-et-contenu" presentation:presentation-page-layout-name="Master1-PPL2" draw:id="Slide-261">
        <draw:frame draw:id="id577" presentation:style-name="a1917" draw:name="Espace réservé du contenu 3" svg:x="2.04847in" svg:y="1.26104in" svg:width="9.75in" svg:height="4.13126in" presentation:class="outline" presentation:placeholder="false">
          <draw:text-box>
            <text:list text:style-name="a1909">
              <text:list-item>
                <text:p text:style-name="a1908" text:class-names="" text:cond-style-name=""><text:span text:style-name="a1907" text:class-names="">GitHub est une plate-forme d’hébergement de code pour la collaboration et le contrôle de version.</text:span></text:p>
              </text:list-item>
            </text:list>
            <text:list text:style-name="a1912">
              <text:list-item>
                <text:p text:style-name="a1911" text:class-names="" text:cond-style-name=""><text:span text:style-name="a1910" text:class-names=""/></text:p>
              </text:list-item>
            </text:list>
            <text:list text:style-name="a1916">
              <text:list-item>
                <text:p text:style-name="a1915" text:class-names="" text:cond-style-name=""><text:span text:style-name="a1913" text:class-names="">GitHub vous permet (et à d’autres) de travailler ensemble sur des projets.</text:span><text:span text:style-name="a191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978" draw:style="linear" draw:angle="0" draw:start-color="#ffffff" draw:end-color="#c5dee5" draw:start-intensity="100%" draw:end-intensity="100%"/>
    <draw:gradient draw:name="a0" draw:style="linear" draw:angle="0" draw:start-color="#ffffff" draw:end-color="#c5dee5" draw:start-intensity="100%" draw:end-intensity="100%"/>
    <draw:gradient draw:name="a1384" draw:style="linear" draw:angle="0" draw:start-color="#ffffff" draw:end-color="#c5dee5" draw:start-intensity="100%" draw:end-intensity="100%"/>
    <draw:gradient draw:name="a206" draw:style="linear" draw:angle="0" draw:start-color="#ffffff" draw:end-color="#c5dee5" draw:start-intensity="100%" draw:end-intensity="100%"/>
    <draw:gradient draw:name="a863" draw:style="linear" draw:angle="0" draw:start-color="#ffffff" draw:end-color="#c5dee5" draw:start-intensity="100%" draw:end-intensity="100%"/>
    <draw:gradient draw:name="a1705" draw:style="linear" draw:angle="0" draw:start-color="#ffffff" draw:end-color="#c5dee5" draw:start-intensity="100%" draw:end-intensity="100%"/>
    <draw:gradient draw:name="a543" draw:style="linear" draw:angle="0" draw:start-color="#ffffff" draw:end-color="#c5dee5" draw:start-intensity="100%" draw:end-intensity="100%"/>
    <draw:gradient draw:name="a1080" draw:style="linear" draw:angle="0" draw:start-color="#ffffff" draw:end-color="#c5dee5" draw:start-intensity="100%" draw:end-intensity="100%"/>
    <draw:gradient draw:name="a1594" draw:style="linear" draw:angle="0" draw:start-color="#ffffff" draw:end-color="#c5dee5" draw:start-intensity="100%" draw:end-intensity="100%"/>
    <draw:gradient draw:name="a1905" draw:style="linear" draw:angle="0" draw:start-color="#ffffff" draw:end-color="#c5dee5" draw:start-intensity="100%" draw:end-intensity="100%"/>
    <draw:gradient draw:name="a415" draw:style="linear" draw:angle="0" draw:start-color="#ffffff" draw:end-color="#c5dee5" draw:start-intensity="100%" draw:end-intensity="100%"/>
    <draw:gradient draw:name="a679" draw:style="linear" draw:angle="0" draw:start-color="#ffffff" draw:end-color="#c5dee5" draw:start-intensity="100%" draw:end-intensity="100%"/>
    <draw:gradient draw:name="a1856" draw:style="linear" draw:angle="0" draw:start-color="#ffffff" draw:end-color="#c5dee5" draw:start-intensity="100%" draw:end-intensity="100%"/>
    <draw:gradient draw:name="a1286" draw:style="linear" draw:angle="0" draw:start-color="#ffffff" draw:end-color="#c5dee5" draw:start-intensity="100%" draw:end-intensity="100%"/>
    <draw:gradient draw:name="a108" draw:style="linear" draw:angle="0" draw:start-color="#ffffff" draw:end-color="#c5dee5" draw:start-intensity="100%" draw:end-intensity="100%"/>
    <draw:gradient draw:name="a1492" draw:style="linear" draw:angle="0" draw:start-color="#ffffff" draw:end-color="#c5dee5" draw:start-intensity="100%" draw:end-intensity="100%"/>
    <draw:gradient draw:name="a773" draw:style="linear" draw:angle="0" draw:start-color="#ffffff" draw:end-color="#c5dee5" draw:start-intensity="100%" draw:end-intensity="100%"/>
    <draw:gradient draw:name="a1877" draw:style="linear" draw:angle="0" draw:start-color="#ffffff" draw:end-color="#c5dee5" draw:start-intensity="100%" draw:end-intensity="100%"/>
    <draw:gradient draw:name="a317" draw:style="linear" draw:angle="0" draw:start-color="#ffffff" draw:end-color="#c5dee5" draw:start-intensity="100%" draw:end-intensity="100%"/>
    <draw:gradient draw:name="a1816" draw:style="linear" draw:angle="0" draw:start-color="#ffffff" draw:end-color="#c5dee5" draw:start-intensity="100%" draw:end-intensity="100%"/>
    <draw:gradient draw:name="a1178" draw:style="linear" draw:angle="0" draw:start-color="#ffffff" draw:end-color="#c5dee5" draw:start-intensity="100%" draw:end-intensity="100%"/>
    <draw:gradient draw:name="a1888" draw:style="linear" draw:angle="0" draw:start-color="#ffffff" draw:end-color="#c5dee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8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4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68">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8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9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1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1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1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5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5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22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17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9/6/2022</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17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9/6/2022</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17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Cliquez pour modifier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9/6/2022</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17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Cliquez pour modifier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9/6/2022</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17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Cliquez pour modifier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9/6/2022</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17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Cliquez pour 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Cliquez pour modifier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Cliquez pour modifier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9/6/2022</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17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9/6/2022</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17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9/6/2022</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17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Cliquez pour modifier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9/6/2022</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17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Cliquez pour modifier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9/6/2022</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17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Cliquez pour modifier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9/6/2022</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17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Cliquez pour modifier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Cliquez pour modifier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9/6/2022</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17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Cliquez pour modifier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9/6/2022</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17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Cliquez pour modifier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Cliquez pour modifier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9/6/2022</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17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Cliquez pour modifier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Cliquez pour modifier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9/6/2022</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17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9/6/2022</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17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Cliquez pour modifier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9/6/2022</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e versioning</dc:title>
    <meta:initial-creator>PC</meta:initial-creator>
    <dc:creator>adm</dc:creator>
    <meta:creation-date>2022-09-06T13:12:51Z</meta:creation-date>
    <dc:date>2022-09-06T13:53:00Z</dc:date>
    <meta:template xlink:href="Wisp" xlink:type="simple"/>
    <meta:editing-cycles>1</meta:editing-cycles>
    <meta:editing-duration>PT1018S</meta:editing-duration>
    <meta:document-statistic meta:paragraph-count="23" meta:word-count="217"/>
  </office:meta>
</office:document-meta>
</file>